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1.127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84" number:language="en" number:country="AU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Adobe Caslon Pro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/>
      <style:text-properties style:font-name="Adobe Caslon Pr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5" style:family="table-cell" style:parent-style-name="Default" style:data-style-name="N109">
      <style:text-properties style:font-name="Arial1"/>
    </style:style>
    <style:style style:name="ce6" style:family="table-cell" style:parent-style-name="Default" style:data-style-name="N508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5084"/>
    <style:style style:name="ce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fleet</text:p>
          </table:table-cell>
          <table:table-cell table:style-name="ce3" office:value-type="string">
            <text:p>country</text:p>
          </table:table-cell>
          <table:table-cell table:style-name="ce3" office:value-type="string">
            <text:p>ship_type</text:p>
          </table:table-cell>
          <table:table-cell table:style-name="ce3" office:value-type="string">
            <text:p>ship_class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tart_date</text:p>
          </table:table-cell>
          <table:table-cell table:style-name="ce3" office:value-type="string">
            <text:p>sunk_date</text:p>
          </table:table-cell>
          <table:table-cell table:style-name="ce3" office:value-type="string">
            <text:p>sunk_report</text:p>
          </table:table-cell>
          <table:table-cell table:style-name="ce3" office:value-type="string">
            <text:p>losses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</table:table-row>
        <table:table-row table:style-name="ro3">
          <table:table-cell table:style-name="ce2"/>
          <table:table-cell table:style-name="ce4" office:value-type="float" office:value="0">
            <text:p>0</text:p>
          </table:table-cell>
          <table:table-cell table:style-name="ce4" office:value-type="float" office:value="241">
            <text:p>24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16">
            <text:p>216</text:p>
          </table:table-cell>
          <table:table-cell table:style-name="ce5" office:value-type="string">
            <text:p>HMS Glowworm</text:p>
          </table:table-cell>
          <table:table-cell table:style-name="ce4"/>
          <table:table-cell table:style-name="ce6" office:value-type="date" office:date-value="1935-06-29">
            <text:p>1935-06-29</text:p>
          </table:table-cell>
          <table:table-cell table:style-name="ce6" office:value-type="date" office:date-value="1940-04-08">
            <text:p>1940-04-08</text:p>
          </table:table-cell>
          <table:table-cell table:style-name="ce2" office:value-type="string">
            <text:p>G-Class Destroyer sunk by German Cruiser Admiral Hipper</text:p>
          </table:table-cell>
          <table:table-cell table:style-name="ce4" office:value-type="float" office:value="109">
            <text:p>109</text:p>
          </table:table-cell>
          <table:table-cell table:style-name="ce2"/>
          <table:table-cell table:style-name="ce9" office:value-type="float" office:value="64.292292">
            <text:p>64.292292</text:p>
          </table:table-cell>
          <table:table-cell table:style-name="ce9" office:value-type="float" office:value="6.70166">
            <text:p>6.70166</text:p>
          </table:table-cell>
        </table:table-row>
        <table:table-row table:style-name="ro4">
          <table:table-cell table:number-columns-repeated="2"/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MS Glorious</text:p>
          </table:table-cell>
          <table:table-cell/>
          <table:table-cell office:value-type="date" office:date-value="1917-01-01">
            <text:p>1917-01-01</text:p>
          </table:table-cell>
          <table:table-cell office:value-type="date" office:date-value="1940-06-08">
            <text:p>1940-06-08</text:p>
          </table:table-cell>
          <table:table-cell table:style-name="ce8" office:value-type="string">
            <text:p>sunk by German Battlecruisers Scharnhorst and Gneisenau (only 43 survivors)</text:p>
          </table:table-cell>
          <table:table-cell office:value-type="float" office:value="1207">
            <text:p>1207</text:p>
          </table:table-cell>
          <table:table-cell table:style-name="ce8" office:value-type="string">
            <text:p>http://upload.wikimedia.org/wikipedia/commons/thumb/f/f7/HMS_Glorious.jpg/300px-HMS_Glorious.jpg</text:p>
          </table:table-cell>
          <table:table-cell table:style-name="ce9" office:value-type="float" office:value="68.633333">
            <text:p>68.633333</text:p>
          </table:table-cell>
          <table:table-cell table:style-name="ce9" office:value-type="float" office:value="3.833333">
            <text:p>3.833333</text:p>
          </table:table-cell>
        </table:table-row>
        <table:table-row table:style-name="ro4" table:number-rows-repeated="9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0">
        <number:embedded-text number:position="1">-</number:embedded-text>
      </number:number>
    </number:number-style>
    <number:number-style style:name="N107">
      <number:text>L-</number:text>
      <number:number number:decimal-places="0" number:min-integer-digits="0"/>
    </number:number-style>
    <number:number-style style:name="N108">
      <number:text>-</number:text>
      <number:number number:decimal-places="0" number:min-integer-digits="0"/>
    </number:number-style>
    <number:number-style style:name="N109">
      <number:text>U-</number:text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29.09.2013</text:date>, <text:time>22:4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22:28:17.91</meta:creation-date>
    <dc:date>2013-09-29T22:46:48.46</dc:date>
    <meta:editing-duration>PT18M45S</meta:editing-duration>
    <meta:editing-cycles>2</meta:editing-cycles>
    <meta:generator>OpenOffice.org/3.4$Win32 OpenOffice.org_project/340m1$Build-9590</meta:generator>
    <meta:document-statistic meta:table-count="3" meta:cell-count="35" meta:object-count="0"/>
  </office:meta>
</office:document-meta>
</file>